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string" calcext:value-type="string">
            <text:p>O2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1.210171" calcext:value-type="float">
            <text:p>1.210171</text:p>
          </table:table-cell>
          <table:table-cell office:value-type="float" office:value="0.071211" calcext:value-type="float">
            <text:p>0.071211</text:p>
          </table:table-cell>
        </table:table-row>
        <table:table-row table:style-name="ro1">
          <table:table-cell office:value-type="string" calcext:value-type="string">
            <text:p>Optimized</text:p>
          </table:table-cell>
          <table:table-cell office:value-type="float" office:value="0.165268" calcext:value-type="float">
            <text:p>0.165268</text:p>
          </table:table-cell>
          <table:table-cell office:value-type="float" office:value="0.064009" calcext:value-type="float">
            <text:p>0.0640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-misses</text:p>
          </table:table-cell>
          <table:table-cell office:value-type="float" office:value="86919096" calcext:value-type="float">
            <text:p>86919096</text:p>
          </table:table-cell>
          <table:table-cell office:value-type="float" office:value="20995175" calcext:value-type="float">
            <text:p>20995175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0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office:value-type="float" office:value="0.299083" calcext:value-type="float">
            <text:p>0.299083</text:p>
          </table:table-cell>
          <table:table-cell/>
          <table:table-cell office:value-type="float" office:value="0.056453" calcext:value-type="float">
            <text:p>0.0564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office:value-type="float" office:value="0.18436" calcext:value-type="float">
            <text:p>0.18436</text:p>
          </table:table-cell>
          <table:table-cell table:formula="of:=[.C3]/[.C4]" office:value-type="float" office:value="1.62227706660881" calcext:value-type="float">
            <text:p>1.62227706660881</text:p>
          </table:table-cell>
          <table:table-cell office:value-type="float" office:value="0.028884" calcext:value-type="float">
            <text:p>0.028884</text:p>
          </table:table-cell>
          <table:table-cell table:formula="of:=[.E3]/[.E4]" office:value-type="float" office:value="1.95447306467248" calcext:value-type="float">
            <text:p>1.95447306467248</text:p>
          </table:table-cell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 office:value-type="float" office:value="0.127468" calcext:value-type="float">
            <text:p>0.127468</text:p>
          </table:table-cell>
          <table:table-cell table:formula="of:=[.C3]/[.C5]" office:value-type="float" office:value="2.34633790441523" calcext:value-type="float">
            <text:p>2.34633790441523</text:p>
          </table:table-cell>
          <table:table-cell office:value-type="float" office:value="0.033376" calcext:value-type="float">
            <text:p>0.033376</text:p>
          </table:table-cell>
          <table:table-cell table:formula="of:=[.E3]/[.E5]" office:value-type="float" office:value="1.69142497603068" calcext:value-type="float">
            <text:p>1.69142497603068</text:p>
          </table:table-cell>
        </table:table-row>
        <table:table-row table:style-name="ro1">
          <table:table-cell table:number-columns-repeated="3"/>
          <table:table-cell table:formula="of:=[.C4]/[.C5]" office:value-type="float" office:value="1.44632378322402" calcext:value-type="float">
            <text:p>1.446323783224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es</text:p>
          </table:table-cell>
          <table:table-cell office:value-type="float" office:value="460362233" calcext:value-type="float">
            <text:p>460362233</text:p>
          </table:table-cell>
          <table:table-cell/>
          <table:table-cell office:value-type="float" office:value="350012588" calcext:value-type="float">
            <text:p>3500125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-misses</text:p>
          </table:table-cell>
          <table:table-cell office:value-type="float" office:value="210429" calcext:value-type="float">
            <text:p>210429</text:p>
          </table:table-cell>
          <table:table-cell/>
          <table:table-cell office:value-type="float" office:value="298053" calcext:value-type="float">
            <text:p>2980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01:48:42.366331461</meta:creation-date>
    <dc:date>2026-02-04T03:14:19.034331370</dc:date>
    <meta:editing-duration>PT1H25M37S</meta:editing-duration>
    <meta:editing-cycles>1</meta:editing-cycles>
    <meta:document-statistic meta:table-count="2" meta:cell-count="36" meta:object-count="0"/>
    <meta:generator>LibreOffice/7.4.7.2$Linux_X86_64 LibreOffice_project/40$Build-2</meta:generator>
  </office:meta>
</office:document-meta>
</file>